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JobFactory.ServletJob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JobFactory.createJob( Class 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JobFactory.createJob( String job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